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5957064520939367161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648154115247602251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5021355735521564904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5915733688822379732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6496978433734998062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8647422860709712777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4897032758698472486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5756759937940587799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1620212306129918592" text:style-name="L9">
        <text:list-item>
          <text:p text:style-name="P23">8:09</text:p>
        </text:list-item>
        <text:list-item>
          <text:p text:style-name="P23">8:13</text:p>
        </text:list-item>
        <text:list-item>
          <text:p text:style-name="P23">8:15</text:p>
          <text:p text:style-name="P23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867197916838604809" text:style-name="L10">
        <text:list-item>
          <text:p text:style-name="P24">3:45<text:tab/> <text:s text:c="3"/>down and uphill</text:p>
        </text:list-item>
        <text:list-item>
          <text:p text:style-name="P24">3:41<text:tab/> <text:s text:c="3"/>down and uphill</text:p>
        </text:list-item>
        <text:list-item>
          <text:p text:style-name="P24">4:00 <text:tab/> <text:s text:c="3"/>uphill</text:p>
        </text:list-item>
        <text:list-item>
          <text:p text:style-name="P24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>Mon 7/11/16: <text:span text:style-name="T2">5.5 miles</text:span></text:p>
      <text:p text:style-name="P12">I ran on hilly roads. <text:s/>First I ran 1 mile and then rested 3 minutes.</text:p>
      <text:p text:style-name="P12">Then 8 x 440 yards with a 440 jog after each. <text:s/>The jogs averaged about 2:40.</text:p>
      <text:p text:style-name="P12">Times on the 440 runs:</text:p>
      <text:list xml:id="list4792508019350699039" text:style-name="L11">
        <text:list-item>
          <text:p text:style-name="P25">1:39.1</text:p>
        </text:list-item>
        <text:list-item>
          <text:p text:style-name="P25">1:41.9</text:p>
        </text:list-item>
        <text:list-item>
          <text:p text:style-name="P25">1:44.2</text:p>
        </text:list-item>
        <text:list-item>
          <text:p text:style-name="P25">1:38.4</text:p>
        </text:list-item>
        <text:list-item>
          <text:p text:style-name="P25">1:37.5</text:p>
        </text:list-item>
        <text:list-item>
          <text:p text:style-name="P25">1:46.6</text:p>
        </text:list-item>
        <text:list-item>
          <text:p text:style-name="P25">1:38.6</text:p>
        </text:list-item>
        <text:list-item>
          <text:p text:style-name="P25">1:38.1</text:p>
        </text:list-item>
      </text:list>
      <text:p text:style-name="P12">Average = 1:40.3</text:p>
      <text:p text:style-name="P12">Then I ran a ½ mile in 4:37.</text:p>
      <text:p text:style-name="P12">Compare this workout to June 20, 2016. <text:s/>I ran a lot better today even with the hills and faster jogs.</text:p>
      <text:p text:style-name="P12"/>
      <text:p text:style-name="P12">Tues 7/12/16: <text:span text:style-name="T2">1 mile</text:span></text:p>
      <text:p text:style-name="P12">I ran 1 mile before driving back to Meadville, 4:48 + 4:17 = 9:05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2T09:35:56.58</dc:date>
    <dc:creator>James Lombardi</dc:creator>
    <meta:editing-duration>PT10H40M47S</meta:editing-duration>
    <meta:editing-cycles>76</meta:editing-cycles>
    <meta:document-statistic meta:table-count="0" meta:image-count="0" meta:object-count="0" meta:page-count="8" meta:paragraph-count="275" meta:word-count="2417" meta:character-count="11843"/>
  </office:meta>
</office:document-meta>
</file>